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83mm"/>
    </style:style>
    <style:style style:name="co3" style:family="table-column">
      <style:table-column-properties fo:break-before="auto" style:column-width="37.02mm"/>
    </style:style>
    <style:style style:name="co4" style:family="table-column">
      <style:table-column-properties fo:break-before="auto" style:column-width="34.57mm"/>
    </style:style>
    <style:style style:name="co5" style:family="table-column">
      <style:table-column-properties fo:break-before="auto" style:column-width="49.83mm"/>
    </style:style>
    <style:style style:name="co6" style:family="table-column">
      <style:table-column-properties fo:break-before="auto" style:column-width="59.64mm"/>
    </style:style>
    <style:style style:name="co7" style:family="table-column">
      <style:table-column-properties fo:break-before="auto" style:column-width="31.86mm"/>
    </style:style>
    <style:style style:name="co8" style:family="table-column">
      <style:table-column-properties fo:break-before="auto" style:column-width="29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ext-properties fo:font-weight="bold" style:font-weight-asian="bold" style:font-weight-complex="bold"/>
    </style:style>
    <style:style style:name="ce4" style:family="table-cell" style:parent-style-name="Default" style:data-style-name="N3"/>
    <style:style style:name="ce5" style:family="table-cell" style:parent-style-name="Default" style:data-style-name="N3">
      <style:text-properties fo:font-weight="bold" style:font-weight-asian="bold" style:font-weight-complex="bold"/>
    </style:style>
    <style:style style:name="ce6" style:family="table-cell" style:parent-style-name="Default" style:data-style-name="N111"/>
    <style:style style:name="ce7" style:family="table-cell" style:parent-style-name="Default" style:data-style-name="N111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4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 style:data-style-name="N3">
      <style:table-cell-properties fo:border="0.06pt solid #000000"/>
    </style:style>
    <style:style style:name="ce14" style:family="table-cell" style:parent-style-name="Default" style:data-style-name="N3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Math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4"/>
        <table:table-column table:style-name="co5" table:default-cell-style-name="ce6"/>
        <table:table-column table:style-name="co6" table:default-cell-style-name="ce2"/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EPSG:3857 scale denominator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Level</text:p>
          </table:table-cell>
          <table:table-cell table:style-name="ce3" office:value-type="string" calcext:value-type="string">
            <text:p>Scale denominator</text:p>
          </table:table-cell>
          <table:table-cell table:style-name="ce1" office:value-type="string" calcext:value-type="string">
            <text:p>Middle cut</text:p>
          </table:table-cell>
          <table:table-cell table:style-name="ce5" office:value-type="string" calcext:value-type="string">
            <text:p>Rounded</text:p>
          </table:table-cell>
          <table:table-cell table:style-name="ce7" office:value-type="string" calcext:value-type="string">
            <text:p>Pixel per meter</text:p>
          </table:table-cell>
          <table:table-cell table:style-name="ce3" office:value-type="string" calcext:value-type="string">
            <text:p>Meters per pix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9082263.950893" calcext:value-type="float">
            <text:p>559.082.263,95</text:p>
          </table:table-cell>
          <table:table-cell table:number-columns-repeated="2"/>
          <table:table-cell table:formula="of:=1/[.A4]*25.4/0.28/0.0254" office:value-type="string" office:string-value="" calcext:value-type="error">
            <text:p>#DIV/0!</text:p>
          </table:table-cell>
          <table:table-cell table:formula="of:=1/[.E4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]/2" office:value-type="float" office:value="279541131.975447" calcext:value-type="float">
            <text:p>279.541.131,98</text:p>
          </table:table-cell>
          <table:table-cell table:style-name="ce4" table:formula="of:=([.A5]+[.A4])/2" office:value-type="float" office:value="0.5" calcext:value-type="float">
            <text:p>1</text:p>
          </table:table-cell>
          <table:table-cell office:value-type="float" office:value="400000000" calcext:value-type="float">
            <text:p>400.000.000</text:p>
          </table:table-cell>
          <table:table-cell table:formula="of:=1/[.A5]*25.4/0.28/0.0254" office:value-type="float" office:value="3571.42857142857" calcext:value-type="float">
            <text:p>3.571,4285714</text:p>
          </table:table-cell>
          <table:table-cell table:formula="of:=1/[.E5]" office:value-type="float" office:value="0.00028" calcext:value-type="float">
            <text:p>0,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]/2" office:value-type="float" office:value="139770565.987723" calcext:value-type="float">
            <text:p>139.770.565,99</text:p>
          </table:table-cell>
          <table:table-cell table:style-name="ce4" table:formula="of:=([.A6]+[.A5])/2" office:value-type="float" office:value="1.5" calcext:value-type="float">
            <text:p>2</text:p>
          </table:table-cell>
          <table:table-cell office:value-type="float" office:value="200000000" calcext:value-type="float">
            <text:p>200.000.000</text:p>
          </table:table-cell>
          <table:table-cell table:formula="of:=1/[.A6]*25.4/0.28/0.0254" office:value-type="float" office:value="1785.71428571429" calcext:value-type="float">
            <text:p>1.785,7142857</text:p>
          </table:table-cell>
          <table:table-cell table:formula="of:=1/[.E6]" office:value-type="float" office:value="0.00056" calcext:value-type="float">
            <text:p>0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6]/2" office:value-type="float" office:value="69885282.9938616" calcext:value-type="float">
            <text:p>69.885.282,99</text:p>
          </table:table-cell>
          <table:table-cell table:style-name="ce4" table:formula="of:=([.A7]+[.A6])/2" office:value-type="float" office:value="2.5" calcext:value-type="float">
            <text:p>3</text:p>
          </table:table-cell>
          <table:table-cell office:value-type="float" office:value="100000000" calcext:value-type="float">
            <text:p>100.000.000</text:p>
          </table:table-cell>
          <table:table-cell table:formula="of:=1/[.A7]*25.4/0.28/0.0254" office:value-type="float" office:value="1190.47619047619" calcext:value-type="float">
            <text:p>1.190,4761905</text:p>
          </table:table-cell>
          <table:table-cell table:formula="of:=1/[.E7]" office:value-type="float" office:value="0.00084" calcext:value-type="float">
            <text:p>0,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]/2" office:value-type="float" office:value="34942641.4969308" calcext:value-type="float">
            <text:p>34.942.641,50</text:p>
          </table:table-cell>
          <table:table-cell table:style-name="ce4" table:formula="of:=([.A8]+[.A7])/2" office:value-type="float" office:value="3.5" calcext:value-type="float">
            <text:p>4</text:p>
          </table:table-cell>
          <table:table-cell office:value-type="float" office:value="50000000" calcext:value-type="float">
            <text:p>50.000.000</text:p>
          </table:table-cell>
          <table:table-cell table:formula="of:=1/[.A8]*25.4/0.28/0.0254" office:value-type="float" office:value="892.857142857143" calcext:value-type="float">
            <text:p>892,8571429</text:p>
          </table:table-cell>
          <table:table-cell table:formula="of:=1/[.E8]" office:value-type="float" office:value="0.00112" calcext:value-type="float">
            <text:p>0,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]/2" office:value-type="float" office:value="17471320.7484654" calcext:value-type="float">
            <text:p>17.471.320,75</text:p>
          </table:table-cell>
          <table:table-cell table:style-name="ce4" table:formula="of:=([.A9]+[.A8])/2" office:value-type="float" office:value="4.5" calcext:value-type="float">
            <text:p>5</text:p>
          </table:table-cell>
          <table:table-cell office:value-type="float" office:value="25000000" calcext:value-type="float">
            <text:p>25.000.000</text:p>
          </table:table-cell>
          <table:table-cell table:formula="of:=1/[.A9]*25.4/0.28/0.0254" office:value-type="float" office:value="714.285714285714" calcext:value-type="float">
            <text:p>714,2857143</text:p>
          </table:table-cell>
          <table:table-cell table:formula="of:=1/[.E9]" office:value-type="float" office:value="0.0014" calcext:value-type="float">
            <text:p>0,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9]/2" office:value-type="float" office:value="8735660.3742327" calcext:value-type="float">
            <text:p>8.735.660,37</text:p>
          </table:table-cell>
          <table:table-cell table:style-name="ce4" table:formula="of:=([.A10]+[.A9])/2" office:value-type="float" office:value="5.5" calcext:value-type="float">
            <text:p>6</text:p>
          </table:table-cell>
          <table:table-cell office:value-type="float" office:value="12500000" calcext:value-type="float">
            <text:p>12.500.000</text:p>
          </table:table-cell>
          <table:table-cell table:formula="of:=1/[.A10]*25.4/0.28/0.0254" office:value-type="float" office:value="595.238095238095" calcext:value-type="float">
            <text:p>595,2380952</text:p>
          </table:table-cell>
          <table:table-cell table:formula="of:=1/[.E10]" office:value-type="float" office:value="0.00168" calcext:value-type="float">
            <text:p>0,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0]/2" office:value-type="float" office:value="4367830.18711635" calcext:value-type="float">
            <text:p>4.367.830,19</text:p>
          </table:table-cell>
          <table:table-cell table:style-name="ce4" table:formula="of:=([.A11]+[.A10])/2" office:value-type="float" office:value="6.5" calcext:value-type="float">
            <text:p>7</text:p>
          </table:table-cell>
          <table:table-cell office:value-type="float" office:value="6000000" calcext:value-type="float">
            <text:p>6.000.000</text:p>
          </table:table-cell>
          <table:table-cell table:formula="of:=1/[.A11]*25.4/0.28/0.0254" office:value-type="float" office:value="510.204081632653" calcext:value-type="float">
            <text:p>510,2040816</text:p>
          </table:table-cell>
          <table:table-cell table:formula="of:=1/[.E11]" office:value-type="float" office:value="0.00196" calcext:value-type="float">
            <text:p>0,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1]/2" office:value-type="float" office:value="2183915.09355818" calcext:value-type="float">
            <text:p>2.183.915,09</text:p>
          </table:table-cell>
          <table:table-cell table:style-name="ce4" table:formula="of:=([.A12]+[.A11])/2" office:value-type="float" office:value="7.5" calcext:value-type="float">
            <text:p>8</text:p>
          </table:table-cell>
          <table:table-cell office:value-type="float" office:value="3000000" calcext:value-type="float">
            <text:p>3.000.000</text:p>
          </table:table-cell>
          <table:table-cell table:formula="of:=1/[.A12]*25.4/0.28/0.0254" office:value-type="float" office:value="446.428571428571" calcext:value-type="float">
            <text:p>446,4285714</text:p>
          </table:table-cell>
          <table:table-cell table:formula="of:=1/[.E12]" office:value-type="float" office:value="0.00224" calcext:value-type="float">
            <text:p>0,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2]/2" office:value-type="float" office:value="1091957.54677909" calcext:value-type="float">
            <text:p>1.091.957,55</text:p>
          </table:table-cell>
          <table:table-cell table:style-name="ce4" table:formula="of:=([.A13]+[.A12])/2" office:value-type="float" office:value="8.5" calcext:value-type="float">
            <text:p>9</text:p>
          </table:table-cell>
          <table:table-cell office:value-type="float" office:value="1500000" calcext:value-type="float">
            <text:p>1.500.000</text:p>
          </table:table-cell>
          <table:table-cell table:formula="of:=1/[.A13]*25.4/0.28/0.0254" office:value-type="float" office:value="396.825396825397" calcext:value-type="float">
            <text:p>396,8253968</text:p>
          </table:table-cell>
          <table:table-cell table:formula="of:=1/[.E13]" office:value-type="float" office:value="0.00252" calcext:value-type="float">
            <text:p>0,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3]/2" office:value-type="float" office:value="545978.773389544" calcext:value-type="float">
            <text:p>545.978,77</text:p>
          </table:table-cell>
          <table:table-cell table:style-name="ce4" table:formula="of:=([.A14]+[.A13])/2" office:value-type="float" office:value="9.5" calcext:value-type="float">
            <text:p>10</text:p>
          </table:table-cell>
          <table:table-cell office:value-type="float" office:value="800000" calcext:value-type="float">
            <text:p>800.000</text:p>
          </table:table-cell>
          <table:table-cell table:formula="of:=1/[.A14]*25.4/0.28/0.0254" office:value-type="float" office:value="357.142857142857" calcext:value-type="float">
            <text:p>357,1428571</text:p>
          </table:table-cell>
          <table:table-cell table:formula="of:=1/[.E14]" office:value-type="float" office:value="0.0028" calcext:value-type="float">
            <text:p>0,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4]/2" office:value-type="float" office:value="272989.386694772" calcext:value-type="float">
            <text:p>272.989,39</text:p>
          </table:table-cell>
          <table:table-cell table:style-name="ce4" table:formula="of:=([.A15]+[.A14])/2" office:value-type="float" office:value="10.5" calcext:value-type="float">
            <text:p>11</text:p>
          </table:table-cell>
          <table:table-cell office:value-type="float" office:value="400000" calcext:value-type="float">
            <text:p>400.000</text:p>
          </table:table-cell>
          <table:table-cell table:formula="of:=1/[.A15]*25.4/0.28/0.0254" office:value-type="float" office:value="324.675324675325" calcext:value-type="float">
            <text:p>324,6753247</text:p>
          </table:table-cell>
          <table:table-cell table:formula="of:=1/[.E15]" office:value-type="float" office:value="0.00308" calcext:value-type="float">
            <text:p>0,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5]/2" office:value-type="float" office:value="136494.693347386" calcext:value-type="float">
            <text:p>136.494,69</text:p>
          </table:table-cell>
          <table:table-cell table:style-name="ce4" table:formula="of:=([.A16]+[.A15])/2" office:value-type="float" office:value="11.5" calcext:value-type="float">
            <text:p>12</text:p>
          </table:table-cell>
          <table:table-cell office:value-type="float" office:value="200000" calcext:value-type="float">
            <text:p>200.000</text:p>
          </table:table-cell>
          <table:table-cell table:formula="of:=1/[.A16]*25.4/0.28/0.0254" office:value-type="float" office:value="297.619047619048" calcext:value-type="float">
            <text:p>297,6190476</text:p>
          </table:table-cell>
          <table:table-cell table:formula="of:=1/[.E16]" office:value-type="float" office:value="0.00336" calcext:value-type="float">
            <text:p>0,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6]/2" office:value-type="float" office:value="68247.346673693" calcext:value-type="float">
            <text:p>68.247,35</text:p>
          </table:table-cell>
          <table:table-cell table:style-name="ce4" table:formula="of:=([.A17]+[.A16])/2" office:value-type="float" office:value="12.5" calcext:value-type="float">
            <text:p>13</text:p>
          </table:table-cell>
          <table:table-cell office:value-type="float" office:value="100000" calcext:value-type="float">
            <text:p>100.000</text:p>
          </table:table-cell>
          <table:table-cell table:formula="of:=1/[.A17]*25.4/0.28/0.0254" office:value-type="float" office:value="274.725274725275" calcext:value-type="float">
            <text:p>274,7252747</text:p>
          </table:table-cell>
          <table:table-cell table:formula="of:=1/[.E17]" office:value-type="float" office:value="0.00364" calcext:value-type="float">
            <text:p>0,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7]/2" office:value-type="float" office:value="34123.6733368465" calcext:value-type="float">
            <text:p>34.123,67</text:p>
          </table:table-cell>
          <table:table-cell table:style-name="ce4" table:formula="of:=([.A18]+[.A17])/2" office:value-type="float" office:value="13.5" calcext:value-type="float">
            <text:p>14</text:p>
          </table:table-cell>
          <table:table-cell office:value-type="float" office:value="50000" calcext:value-type="float">
            <text:p>50.000</text:p>
          </table:table-cell>
          <table:table-cell table:formula="of:=1/[.A18]*25.4/0.28/0.0254" office:value-type="float" office:value="255.102040816326" calcext:value-type="float">
            <text:p>255,1020408</text:p>
          </table:table-cell>
          <table:table-cell table:formula="of:=1/[.E18]" office:value-type="float" office:value="0.00392" calcext:value-type="float">
            <text:p>0,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8]/2" office:value-type="float" office:value="17061.8366684233" calcext:value-type="float">
            <text:p>17.061,84</text:p>
          </table:table-cell>
          <table:table-cell table:style-name="ce4" table:formula="of:=([.A19]+[.A18])/2" office:value-type="float" office:value="14.5" calcext:value-type="float">
            <text:p>15</text:p>
          </table:table-cell>
          <table:table-cell office:value-type="float" office:value="25000" calcext:value-type="float">
            <text:p>25.000</text:p>
          </table:table-cell>
          <table:table-cell table:formula="of:=1/[.A19]*25.4/0.28/0.0254" office:value-type="float" office:value="238.095238095238" calcext:value-type="float">
            <text:p>238,0952381</text:p>
          </table:table-cell>
          <table:table-cell table:formula="of:=1/[.E19]" office:value-type="float" office:value="0.0042" calcext:value-type="float">
            <text:p>0,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9]/2" office:value-type="float" office:value="8530.91833421163" calcext:value-type="float">
            <text:p>8.530,92</text:p>
          </table:table-cell>
          <table:table-cell table:style-name="ce4" table:formula="of:=([.A20]+[.A19])/2" office:value-type="float" office:value="15.5" calcext:value-type="float">
            <text:p>16</text:p>
          </table:table-cell>
          <table:table-cell office:value-type="float" office:value="12500" calcext:value-type="float">
            <text:p>12.500</text:p>
          </table:table-cell>
          <table:table-cell table:formula="of:=1/[.A20]*25.4/0.28/0.0254" office:value-type="float" office:value="223.214285714286" calcext:value-type="float">
            <text:p>223,2142857</text:p>
          </table:table-cell>
          <table:table-cell table:formula="of:=1/[.E20]" office:value-type="float" office:value="0.00448" calcext:value-type="float">
            <text:p>0,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0]/2" office:value-type="float" office:value="4265.45916710581" calcext:value-type="float">
            <text:p>4.265,46</text:p>
          </table:table-cell>
          <table:table-cell table:style-name="ce4" table:formula="of:=([.A21]+[.A20])/2" office:value-type="float" office:value="16.5" calcext:value-type="float">
            <text:p>17</text:p>
          </table:table-cell>
          <table:table-cell office:value-type="float" office:value="6000" calcext:value-type="float">
            <text:p>6.000</text:p>
          </table:table-cell>
          <table:table-cell table:formula="of:=1/[.A21]*25.4/0.28/0.0254" office:value-type="float" office:value="210.084033613445" calcext:value-type="float">
            <text:p>210,0840336</text:p>
          </table:table-cell>
          <table:table-cell table:formula="of:=1/[.E21]" office:value-type="float" office:value="0.00476" calcext:value-type="float">
            <text:p>0,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1]/2" office:value-type="float" office:value="2132.72958355291" calcext:value-type="float">
            <text:p>2.132,73</text:p>
          </table:table-cell>
          <table:table-cell table:style-name="ce4" table:formula="of:=([.A22]+[.A21])/2" office:value-type="float" office:value="17.5" calcext:value-type="float">
            <text:p>18</text:p>
          </table:table-cell>
          <table:table-cell office:value-type="float" office:value="3000" calcext:value-type="float">
            <text:p>3.000</text:p>
          </table:table-cell>
          <table:table-cell table:formula="of:=1/[.A22]*25.4/0.28/0.0254" office:value-type="float" office:value="198.412698412698" calcext:value-type="float">
            <text:p>198,4126984</text:p>
          </table:table-cell>
          <table:table-cell table:formula="of:=1/[.E22]" office:value-type="float" office:value="0.00504" calcext:value-type="float">
            <text:p>0,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2]/2" office:value-type="float" office:value="1066.36479177645" calcext:value-type="float">
            <text:p>1.066,36</text:p>
          </table:table-cell>
          <table:table-cell table:style-name="ce4" table:formula="of:=([.A23]+[.A22])/2" office:value-type="float" office:value="18.5" calcext:value-type="float">
            <text:p>19</text:p>
          </table:table-cell>
          <table:table-cell office:value-type="float" office:value="1500" calcext:value-type="float">
            <text:p>1.500</text:p>
          </table:table-cell>
          <table:table-cell table:formula="of:=1/[.A23]*25.4/0.28/0.0254" office:value-type="float" office:value="187.96992481203" calcext:value-type="float">
            <text:p>187,9699248</text:p>
          </table:table-cell>
          <table:table-cell table:formula="of:=1/[.E23]" office:value-type="float" office:value="0.00532" calcext:value-type="float">
            <text:p>0,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3]/2" office:value-type="float" office:value="533.182395888227" calcext:value-type="float">
            <text:p>533,18</text:p>
          </table:table-cell>
          <table:table-cell table:style-name="ce4" table:formula="of:=([.A24]+[.A23])/2" office:value-type="float" office:value="19.5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table:formula="of:=1/[.A24]*25.4/0.28/0.0254" office:value-type="float" office:value="178.571428571429" calcext:value-type="float">
            <text:p>178,5714286</text:p>
          </table:table-cell>
          <table:table-cell table:formula="of:=1/[.E24]" office:value-type="float" office:value="0.0056" calcext:value-type="float">
            <text:p>0,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4]/2" office:value-type="float" office:value="266.591197944113" calcext:value-type="float">
            <text:p>266,59</text:p>
          </table:table-cell>
          <table:table-cell table:style-name="ce4" table:formula="of:=([.A25]+[.A24])/2" office:value-type="float" office:value="20.5" calcext:value-type="float">
            <text:p>21</text:p>
          </table:table-cell>
          <table:table-cell office:value-type="float" office:value="400" calcext:value-type="float">
            <text:p>400</text:p>
          </table:table-cell>
          <table:table-cell table:formula="of:=1/[.A25]*25.4/0.28/0.0254" office:value-type="float" office:value="170.068027210884" calcext:value-type="float">
            <text:p>170,0680272</text:p>
          </table:table-cell>
          <table:table-cell table:formula="of:=1/[.E25]" office:value-type="float" office:value="0.00588" calcext:value-type="float">
            <text:p>0,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5]/2" office:value-type="float" office:value="133.295598972057" calcext:value-type="float">
            <text:p>133,30</text:p>
          </table:table-cell>
          <table:table-cell table:style-name="ce4" table:formula="of:=([.A26]+[.A25])/2" office:value-type="float" office:value="21.5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table:formula="of:=1/[.A26]*25.4/0.28/0.0254" office:value-type="float" office:value="162.337662337662" calcext:value-type="float">
            <text:p>162,3376623</text:p>
          </table:table-cell>
          <table:table-cell table:formula="of:=1/[.E26]" office:value-type="float" office:value="0.00616" calcext:value-type="float">
            <text:p>0,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6]/2" office:value-type="float" office:value="66.6477994860283" calcext:value-type="float">
            <text:p>66,65</text:p>
          </table:table-cell>
          <table:table-cell table:style-name="ce4" table:formula="of:=([.A27]+[.A26])/2" office:value-type="float" office:value="22.5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formula="of:=1/[.A27]*25.4/0.28/0.0254" office:value-type="float" office:value="155.27950310559" calcext:value-type="float">
            <text:p>155,2795031</text:p>
          </table:table-cell>
          <table:table-cell table:formula="of:=1/[.E27]" office:value-type="float" office:value="0.00644" calcext:value-type="float">
            <text:p>0,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7]/2" office:value-type="float" office:value="33.3238997430142" calcext:value-type="float">
            <text:p>33,32</text:p>
          </table:table-cell>
          <table:table-cell table:style-name="ce4" table:formula="of:=([.A28]+[.A27])/2" office:value-type="float" office:value="23.5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8]/2" office:value-type="float" office:value="16.6619498715071" calcext:value-type="float">
            <text:p>16,66</text:p>
          </table:table-cell>
          <table:table-cell table:style-name="ce4" table:formula="of:=([.A29]+[.A28])/2" office:value-type="float" office:value="24.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9]/2" office:value-type="float" office:value="8.33097493575354" calcext:value-type="float">
            <text:p>8,33</text:p>
          </table:table-cell>
          <table:table-cell table:style-name="ce4" table:formula="of:=([.A30]+[.A29])/2" office:value-type="float" office:value="25.5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30]/2" office:value-type="float" office:value="4.16548746787677" calcext:value-type="float">
            <text:p>4,17</text:p>
          </table:table-cell>
          <table:table-cell table:style-name="ce4" table:formula="of:=([.A31]+[.A30])/2" office:value-type="float" office:value="26.5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1]/2" office:value-type="float" office:value="2.08274373393838" calcext:value-type="float">
            <text:p>2,08</text:p>
          </table:table-cell>
          <table:table-cell table:style-name="ce4" table:formula="of:=([.A32]+[.A31])/2" office:value-type="float" office:value="27.5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2]/2" office:value-type="float" office:value="1.04137186696919" calcext:value-type="float">
            <text:p>1,04</text:p>
          </table:table-cell>
          <table:table-cell table:style-name="ce4" table:formula="of:=([.A33]+[.A32])/2" office:value-type="float" office:value="28.5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3]/2" office:value-type="float" office:value="0.520685933484596" calcext:value-type="float">
            <text:p>0,52</text:p>
          </table:table-cell>
          <table:table-cell table:style-name="ce4" table:formula="of:=([.A34]+[.A33])/2" office:value-type="float" office:value="29.5" calcext:value-type="float">
            <text:p>30</text:p>
          </table:table-cell>
          <table:table-cell table:number-columns-repeated="3"/>
        </table:table-row>
        <table:table-row table:style-name="ro1" table:number-rows-repeated="104854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Lookup" table:style-name="ta1">
        <table:table-column table:style-name="co7" table:default-cell-style-name="ce10"/>
        <table:table-column table:style-name="co1" table:default-cell-style-name="ce12"/>
        <table:table-column table:style-name="co1" table:default-cell-style-name="ce13"/>
        <table:table-column table:style-name="co1" table:default-cell-style-name="Default"/>
        <table:table-column table:style-name="co8" table:default-cell-style-name="ce10"/>
        <table:table-column table:style-name="co1" table:default-cell-style-name="ce12"/>
        <table:table-column table:style-name="co1" table:default-cell-style-name="ce13"/>
        <table:table-row table:style-name="ro1">
          <table:table-cell table:style-name="ce8" office:value-type="string" calcext:value-type="string" table:number-columns-spanned="3" table:number-rows-spanned="1">
            <text:p>EPSG:3857 scale denominators</text:p>
          </table:table-cell>
          <table:covered-table-cell table:style-name="Default"/>
          <table:covered-table-cell/>
          <table:table-cell/>
          <table:table-cell table:style-name="ce8" office:value-type="string" calcext:value-type="string" table:number-columns-spanned="3" table:number-rows-spanned="1">
            <text:p>EPSG:3857 scale denominators</text:p>
          </table:table-cell>
          <table:covered-table-cell table:style-name="Default"/>
          <table:covered-table-cell/>
        </table:table-row>
        <table:table-row table:style-name="ro2">
          <table:table-cell table:style-name="ce9" office:value-type="string" calcext:value-type="string">
            <text:p>Scale denominator</text:p>
          </table:table-cell>
          <table:table-cell table:style-name="ce11" office:value-type="string" calcext:value-type="string">
            <text:p>Zoom Level</text:p>
          </table:table-cell>
          <table:table-cell table:style-name="ce14" office:value-type="string" calcext:value-type="string">
            <text:p>Rounded upper mid cut</text:p>
          </table:table-cell>
          <table:table-cell/>
          <table:table-cell table:style-name="ce9" office:value-type="string" calcext:value-type="string">
            <text:p>Scale denominator</text:p>
          </table:table-cell>
          <table:table-cell table:style-name="ce11" office:value-type="string" calcext:value-type="string">
            <text:p>Zoom Level</text:p>
          </table:table-cell>
          <table:table-cell table:style-name="ce14" office:value-type="string" calcext:value-type="string">
            <text:p>Rounded upper mid cut</text:p>
          </table:table-cell>
        </table:table-row>
        <table:table-row table:style-name="ro1">
          <table:table-cell office:value-type="float" office:value="559082263.950893" calcext:value-type="float">
            <text:p>559.082.263,9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400000" calcext:value-type="float">
            <text:p>400.000</text:p>
          </table:table-cell>
        </table:table-row>
        <table:table-row table:style-name="ro1">
          <table:table-cell table:number-columns-repeated="2"/>
          <table:table-cell office:value-type="float" office:value="400000000" calcext:value-type="float">
            <text:p>400.000.000</text:p>
          </table:table-cell>
          <table:table-cell/>
          <table:table-cell office:value-type="float" office:value="272989.386694772" calcext:value-type="float">
            <text:p>272.989,3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3]/2" office:value-type="float" office:value="279541131.975447" calcext:value-type="float">
            <text:p>279.541.131,9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00000" calcext:value-type="float">
            <text:p>200.000</text:p>
          </table:table-cell>
        </table:table-row>
        <table:table-row table:style-name="ro1">
          <table:table-cell table:number-columns-repeated="2"/>
          <table:table-cell office:value-type="float" office:value="200000000" calcext:value-type="float">
            <text:p>200.000.000</text:p>
          </table:table-cell>
          <table:table-cell/>
          <table:table-cell table:formula="of:=[.E4]/2" office:value-type="float" office:value="136494.693347386" calcext:value-type="float">
            <text:p>136.494,6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[.A5]/2" office:value-type="float" office:value="139770565.987723" calcext:value-type="float">
            <text:p>139.770.565,9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0000" calcext:value-type="float">
            <text:p>100.000</text:p>
          </table:table-cell>
        </table:table-row>
        <table:table-row table:style-name="ro1">
          <table:table-cell table:number-columns-repeated="2"/>
          <table:table-cell office:value-type="float" office:value="100000000" calcext:value-type="float">
            <text:p>100.000.000</text:p>
          </table:table-cell>
          <table:table-cell/>
          <table:table-cell table:formula="of:=[.E6]/2" office:value-type="float" office:value="68247.346673693" calcext:value-type="float">
            <text:p>68.247,3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7]/2" office:value-type="float" office:value="69885282.9938616" calcext:value-type="float">
            <text:p>69.885.282,9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0000" calcext:value-type="float">
            <text:p>50.000</text:p>
          </table:table-cell>
        </table:table-row>
        <table:table-row table:style-name="ro1">
          <table:table-cell table:number-columns-repeated="2"/>
          <table:table-cell office:value-type="float" office:value="50000000" calcext:value-type="float">
            <text:p>50.000.000</text:p>
          </table:table-cell>
          <table:table-cell/>
          <table:table-cell table:formula="of:=[.E8]/2" office:value-type="float" office:value="34123.6733368465" calcext:value-type="float">
            <text:p>34.123,67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formula="of:=[.A9]/2" office:value-type="float" office:value="34942641.4969308" calcext:value-type="float">
            <text:p>34.942.641,5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5000" calcext:value-type="float">
            <text:p>25.000</text:p>
          </table:table-cell>
        </table:table-row>
        <table:table-row table:style-name="ro1">
          <table:table-cell table:number-columns-repeated="2"/>
          <table:table-cell office:value-type="float" office:value="25000000" calcext:value-type="float">
            <text:p>25.000.000</text:p>
          </table:table-cell>
          <table:table-cell/>
          <table:table-cell table:formula="of:=[.E10]/2" office:value-type="float" office:value="17061.8366684233" calcext:value-type="float">
            <text:p>17.061,8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formula="of:=[.A11]/2" office:value-type="float" office:value="17471320.7484654" calcext:value-type="float">
            <text:p>17.471.320,75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2500" calcext:value-type="float">
            <text:p>12.500</text:p>
          </table:table-cell>
        </table:table-row>
        <table:table-row table:style-name="ro1">
          <table:table-cell table:number-columns-repeated="2"/>
          <table:table-cell office:value-type="float" office:value="12500000" calcext:value-type="float">
            <text:p>12.500.000</text:p>
          </table:table-cell>
          <table:table-cell/>
          <table:table-cell table:formula="of:=[.E12]/2" office:value-type="float" office:value="8530.91833421163" calcext:value-type="float">
            <text:p>8.530,9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formula="of:=[.A13]/2" office:value-type="float" office:value="8735660.3742327" calcext:value-type="float">
            <text:p>8.735.660,3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000" calcext:value-type="float">
            <text:p>6.000</text:p>
          </table:table-cell>
        </table:table-row>
        <table:table-row table:style-name="ro1">
          <table:table-cell table:number-columns-repeated="2"/>
          <table:table-cell office:value-type="float" office:value="6000000" calcext:value-type="float">
            <text:p>6.000.000</text:p>
          </table:table-cell>
          <table:table-cell/>
          <table:table-cell table:formula="of:=[.E14]/2" office:value-type="float" office:value="4265.45916710581" calcext:value-type="float">
            <text:p>4.265,4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formula="of:=[.A15]/2" office:value-type="float" office:value="4367830.18711635" calcext:value-type="float">
            <text:p>4.367.830,1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000" calcext:value-type="float">
            <text:p>3.000</text:p>
          </table:table-cell>
        </table:table-row>
        <table:table-row table:style-name="ro1">
          <table:table-cell table:number-columns-repeated="2"/>
          <table:table-cell office:value-type="float" office:value="3000000" calcext:value-type="float">
            <text:p>3.000.000</text:p>
          </table:table-cell>
          <table:table-cell/>
          <table:table-cell table:formula="of:=[.E16]/2" office:value-type="float" office:value="2132.72958355291" calcext:value-type="float">
            <text:p>2.132,73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formula="of:=[.A17]/2" office:value-type="float" office:value="2183915.09355818" calcext:value-type="float">
            <text:p>2.183.915,0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500" calcext:value-type="float">
            <text:p>1.500</text:p>
          </table:table-cell>
        </table:table-row>
        <table:table-row table:style-name="ro1">
          <table:table-cell table:number-columns-repeated="2"/>
          <table:table-cell office:value-type="float" office:value="1500000" calcext:value-type="float">
            <text:p>1.500.000</text:p>
          </table:table-cell>
          <table:table-cell/>
          <table:table-cell table:formula="of:=[.E18]/2" office:value-type="float" office:value="1066.36479177645" calcext:value-type="float">
            <text:p>1.066,36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formula="of:=[.A19]/2" office:value-type="float" office:value="1091957.54677909" calcext:value-type="float">
            <text:p>1.091.957,55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2"/>
          <table:table-cell office:value-type="float" office:value="800000" calcext:value-type="float">
            <text:p>800.000</text:p>
          </table:table-cell>
          <table:table-cell/>
          <table:table-cell table:formula="of:=[.E20]/2" office:value-type="float" office:value="533.182395888227" calcext:value-type="float">
            <text:p>533,1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formula="of:=[.A21]/2" office:value-type="float" office:value="545978.773389544" calcext:value-type="float">
            <text:p>545.978,77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/>
          <table:table-cell office:value-type="float" office:value="400000" calcext:value-type="float">
            <text:p>400.000</text:p>
          </table:table-cell>
          <table:table-cell/>
          <table:table-cell table:formula="of:=[.E22]/2" office:value-type="float" office:value="266.591197944113" calcext:value-type="float">
            <text:p>266,5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formula="of:=[.A23]/2" office:value-type="float" office:value="272989.386694772" calcext:value-type="float">
            <text:p>272.989,39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office:value-type="float" office:value="200000" calcext:value-type="float">
            <text:p>200.000</text:p>
          </table:table-cell>
          <table:table-cell/>
          <table:table-cell table:formula="of:=[.E24]/2" office:value-type="float" office:value="133.295598972057" calcext:value-type="float">
            <text:p>133,3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table:formula="of:=[.E26]/2" office:value-type="float" office:value="66.6477994860283" calcext:value-type="float">
            <text:p>66,65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20"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loext:min-decimal-places="1" number:min-integer-digits="1" number:grouping="true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5" loext:min-decimal-places="5" number:min-integer-digits="1" number:grouping="true"/>
    </number:number-style>
    <number:number-style style:name="N110">
      <number:number number:decimal-places="6" loext:min-decimal-places="6" number:min-integer-digits="1" number:grouping="true"/>
    </number:number-style>
    <number:number-style style:name="N111">
      <number:number number:decimal-places="7" loext:min-decimal-places="7" number:min-integer-digits="1" number:grouping="true"/>
    </number:number-style>
    <number:number-style style:name="N112">
      <number:number number:decimal-places="8" loext:min-decimal-places="8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/00/0000</text:date>, <text:time style:data-style-name="N2" text:time-value="12:15:02.37074420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12:12:43.940551613</meta:creation-date>
    <dc:date>2017-07-03T11:14:54.952181512</dc:date>
    <meta:editing-duration>P4DT7H16M20S</meta:editing-duration>
    <meta:editing-cycles>7</meta:editing-cycles>
    <meta:generator>LibreOffice/5.1.6.2$Linux_X86_64 LibreOffice_project/10m0$Build-2</meta:generator>
    <meta:print-date>2017-06-25T09:33:30.572285256</meta:print-date>
    <meta:document-statistic meta:table-count="2" meta:cell-count="254" meta:object-count="0"/>
  </office:meta>
</office:document-meta>
</file>